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2000005C2DB7D2672F3651131.png" manifest:media-type="image/png"/>
  <manifest:file-entry manifest:full-path="Pictures/1000020100000F76000011DA793478FB96F3B837.png" manifest:media-type="image/png"/>
  <manifest:file-entry manifest:full-path="Pictures/100002010000018000000180D7DAA0D70F0499D1.png" manifest:media-type="image/png"/>
  <manifest:file-entry manifest:full-path="Pictures/100002010000018000000180E8536AD6FBD53372.png" manifest:media-type="image/png"/>
  <manifest:file-entry manifest:full-path="Pictures/1000020100000180000001805E58351C7FC8F65D.png" manifest:media-type="image/png"/>
  <manifest:file-entry manifest:full-path="Pictures/100002010000018000000180DD28E6048608035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HGMaruGothicMPRO2" svg:font-family="HGMaruGothicMPRO" style:font-family-generic="modern" style:font-pitch="fixed"/>
    <style:font-face style:name="Calibri" svg:font-family="Calibri" style:font-pitch="variable"/>
    <style:font-face style:name="Liberation Serif" svg:font-family="'Liberation Serif'" style:font-pitch="variable"/>
    <style:font-face style:name="AR PL SungtiL GB1" svg:font-family="'AR PL SungtiL GB'" style:font-family-generic="modern" style:font-pitch="variable"/>
    <style:font-face style:name="HGMaruGothicMPRO1" svg:font-family="HGMaruGothicMPRO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Eurostile" svg:font-family="Eurostile" style:font-family-generic="swiss" style:font-pitch="variable"/>
    <style:font-face style:name="Futura Medium" svg:font-family="'Futura Medium'" style:font-family-generic="swiss" style:font-pitch="variable"/>
    <style:font-face style:name="HGMaruGothicMPRO" svg:font-family="HGMaruGothicMPRO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84d75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0.478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1.208cm" fo:min-width="0.04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stroke-linejoin="miter" draw:fill="solid" draw:fill-color="#ffc000" draw:opacity="75%" draw:textarea-vertical-align="middle" draw:auto-grow-height="false" draw:fit-to-size="false" style:shrink-to-fit="false" fo:min-height="1.144cm" fo:min-width="0.019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draw:fill="solid" draw:fill-color="#bf9000" draw:opacity="75%" draw:textarea-vertical-align="middle" draw:auto-grow-height="false" draw:fit-to-size="false" style:shrink-to-fit="false" fo:min-height="2.544cm" fo:min-width="0.538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1.144cm" fo:min-width="0.01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2.544cm" fo:min-width="0.538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35cm" draw:stroke-linejoin="miter" draw:fill="solid" draw:fill-color="#767171" draw:opacity="75%" draw:textarea-vertical-align="middle" draw:auto-grow-height="false" draw:fit-to-size="false" style:shrink-to-fit="false" fo:min-height="0.261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35cm" draw:stroke-linejoin="miter" draw:fill="solid" draw:fill-color="#3b3838" draw:opacity="75%" draw:textarea-vertical-align="middle" draw:auto-grow-height="false" draw:fit-to-size="false" style:shrink-to-fit="false" fo:min-height="0.773cm" fo:min-width="0.04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draw:stroke-linejoin="miter" draw:fill="solid" draw:fill-color="#ffc000" draw:opacity="75%" draw:textarea-vertical-align="middle" draw:auto-grow-height="false" draw:fit-to-size="false" style:shrink-to-fit="false" fo:min-height="0.756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35cm" draw:stroke-linejoin="miter" draw:fill="solid" draw:fill-color="#bf9000" draw:opacity="75%" draw:textarea-vertical-align="middle" draw:auto-grow-height="false" draw:fit-to-size="false" style:shrink-to-fit="false" fo:min-height="1.767cm" fo:min-width="0.041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35cm" draw:stroke-linejoin="miter" draw:fill="solid" draw:fill-color="#083d5c" draw:textarea-vertical-align="middle" draw:auto-grow-height="false" draw:fit-to-size="false" style:shrink-to-fit="false" fo:min-height="6.996cm" fo:min-width="5.273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5.835cm" fo:min-width="0.556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solid" draw:fill-color="#083d5c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372cm" fo:min-width="6.839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none" svg:stroke-width="0.035cm" draw:stroke-linejoin="miter" draw:fill="solid" draw:fill-color="#ffd966" draw:opacity="75%" draw:textarea-vertical-align="middle" draw:auto-grow-height="false" draw:fit-to-size="false" style:shrink-to-fit="false" fo:min-height="0.756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0.261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0.773cm" fo:min-width="0.041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35cm" draw:stroke-linejoin="miter" draw:fill="solid" draw:fill-color="#80807f" draw:opacity="75%" draw:textarea-vertical-align="middle" draw:auto-grow-height="false" draw:fit-to-size="false" style:shrink-to-fit="false" fo:min-height="0.261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.035cm" draw:stroke-linejoin="miter" draw:fill="solid" draw:fill-color="#076091" draw:opacity="75%" draw:textarea-vertical-align="middle" draw:auto-grow-height="false" draw:fit-to-size="false" style:shrink-to-fit="false" fo:min-height="0.756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.035cm" draw:stroke-linejoin="miter" draw:fill="solid" draw:fill-color="#083d5c" draw:opacity="75%" draw:textarea-vertical-align="middle" draw:auto-grow-height="false" draw:fit-to-size="false" style:shrink-to-fit="false" fo:min-height="1.767cm" fo:min-width="0.041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4" style:family="graphic" style:parent-style-name="standard">
      <style:graphic-properties draw:stroke="solid" svg:stroke-width="0.018cm" svg:stroke-color="#4472c4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5.245cm"/>
      <style:paragraph-properties style:writing-mode="lr-tb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>
      <style:graphic-properties style:protect="size"/>
    </style:style>
    <style:style style:name="pr1" style:family="presentation" style:parent-style-name="Blank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076091" draw:opacity="75%"/>
      <style:paragraph-properties fo:text-align="start" style:font-independent-line-spacing="true"/>
      <style:text-properties fo:font-size="18pt"/>
    </style:style>
    <style:style style:name="P3" style:family="paragraph">
      <loext:graphic-properties draw:fill="solid" draw:fill-color="#083d5c" draw:opacity="75%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ffc000" draw:opacity="75%"/>
      <style:paragraph-properties fo:text-align="start" style:font-independent-line-spacing="true"/>
      <style:text-properties fo:font-size="18pt"/>
    </style:style>
    <style:style style:name="P5" style:family="paragraph">
      <loext:graphic-properties draw:fill="solid" draw:fill-color="#bf9000" draw:opacity="75%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767171" draw:opacity="75%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3b3838" draw:opacity="75%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083d5c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1" style:family="paragraph">
      <loext:graphic-properties draw:fill="solid" draw:fill-color="#083d5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solid" draw:fill-color="#ffd966" draw:opacity="75%"/>
      <style:paragraph-properties fo:text-align="start" style:font-independent-line-spacing="true"/>
      <style:text-properties fo:font-size="18pt"/>
    </style:style>
    <style:style style:name="P14" style:family="paragraph">
      <loext:graphic-properties draw:fill="solid" draw:fill-color="#80807f" draw:opacity="75%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.5pt" fo:hyphenate="false"/>
    </style:style>
    <style:style style:name="P17" style:family="paragraph">
      <loext:graphic-properties draw:fill="none" draw:fill-color="#ffffff"/>
    </style:style>
    <style:style style:name="P18" style:family="paragraph">
      <style:paragraph-properties fo:text-align="center"/>
    </style:style>
    <style:style style:name="P19" style:family="paragraph">
      <loext:graphic-properties draw:fill-color="#ffffff"/>
    </style:style>
    <style:style style:name="T1" style:family="text">
      <style:text-properties fo:font-variant="normal" fo:text-transform="none" fo:color="#ffbf04" style:text-line-through-style="none" style:text-line-through-type="none" style:text-position="0% 100%" style:font-name="Eurostil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Futura Medium" fo:font-size="12pt" fo:letter-spacing="normal" fo:font-style="normal" style:text-underline-style="none" fo:font-weight="bold" style:font-size-asian="12pt" style:font-style-asian="normal" style:font-weight-asian="bold" style:font-name-complex="Futura Medium" style:font-size-complex="12pt" style:font-style-complex="normal" style:font-weight-complex="bold"/>
    </style:style>
    <style:style style:name="T3" style:family="text">
      <style:text-properties fo:font-variant="normal" fo:text-transform="none" fo:color="#083d5c" style:text-line-through-style="none" style:text-line-through-type="none" style:text-position="0% 100%" style:font-name="HGMaruGothicMPRO" fo:font-size="24pt" fo:letter-spacing="normal" fo:font-style="normal" style:text-underline-style="none" fo:font-weight="normal" style:font-name-asian="HGMaruGothicMPRO2" style:font-size-asian="24pt" style:font-style-asian="normal" style:font-weight-asian="normal" style:font-size-complex="24pt" style:font-style-complex="normal" style:font-weight-complex="normal"/>
    </style:style>
    <style:style style:name="T4" style:family="text">
      <style:text-properties fo:font-size="11pt" style:font-size-asian="16pt" style:font-size-complex="16pt"/>
    </style:style>
    <style:style style:name="T5" style:family="text">
      <style:text-properties fo:font-size="8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line draw:name="Straight Connector 3" draw:style-name="gr1" draw:text-style-name="P1" draw:layer="layout" svg:x1="1.808cm" svg:y1="2.041cm" svg:x2="10.352cm" svg:y2="2.042cm">
          <text:p/>
        </draw:line>
        <draw:line draw:name="Straight Connector 4" draw:style-name="gr1" draw:text-style-name="P1" draw:layer="layout" svg:x1="17.666cm" svg:y1="2.022cm" svg:x2="26.133cm" svg:y2="2.058cm">
          <text:p/>
        </draw:line>
        <draw:line draw:name="Straight Connector 5" draw:style-name="gr1" draw:text-style-name="P1" draw:layer="layout" svg:x1="1.834cm" svg:y1="2.033cm" svg:x2="1.835cm" svg:y2="18.829cm">
          <text:p/>
        </draw:line>
        <draw:line draw:name="Straight Connector 6" draw:style-name="gr1" draw:text-style-name="P1" draw:layer="layout" svg:x1="26.105cm" svg:y1="2.022cm" svg:x2="26.106cm" svg:y2="19.569cm">
          <text:p/>
        </draw:line>
        <draw:frame draw:name="Graphic 7" draw:style-name="gr2" draw:text-style-name="P1" draw:layer="layout" svg:width="1.382cm" svg:height="1.856cm" svg:x="4.425cm" svg:y="16.822cm">
          <draw:image xlink:href="Pictures/100002010000018000000180DD28E6048608035D.png" xlink:type="simple" xlink:show="embed" xlink:actuate="onLoad" loext:mime-type="image/png">
            <text:p/>
          </draw:image>
        </draw:frame>
        <draw:g draw:name="Group 8">
          <draw:custom-shape draw:name="Triangle 9" draw:style-name="gr3" draw:text-style-name="P2" draw:layer="layout" svg:width="0.542cm" svg:height="1.454cm" svg:x="2.232cm" svg:y="19.20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10" draw:style-name="gr4" draw:text-style-name="P3" draw:layer="layout" svg:width="0.541cm" svg:height="1.458cm" svg:x="1.683cm" svg:y="19.1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11">
          <draw:custom-shape draw:name="Triangle 12" draw:style-name="gr5" draw:text-style-name="P4" draw:layer="layout" svg:width="1.038cm" svg:height="2.786cm" svg:x="3.431cm" svg:y="17.8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13" draw:style-name="gr6" draw:text-style-name="P5" draw:layer="layout" svg:width="1.038cm" svg:height="2.794cm" svg:x="2.39cm" svg:y="17.8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14">
          <draw:custom-shape draw:name="Triangle 15" draw:style-name="gr5" draw:text-style-name="P4" draw:layer="layout" svg:width="1.038cm" svg:height="2.786cm" svg:x="8.33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16" draw:style-name="gr6" draw:text-style-name="P5" draw:layer="layout" svg:width="1.038cm" svg:height="2.794cm" svg:x="7.2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17">
          <draw:custom-shape draw:name="Triangle 18" draw:style-name="gr7" draw:text-style-name="P2" draw:layer="layout" svg:width="1.038cm" svg:height="2.786cm" svg:x="12.59cm" svg:y="17.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19" draw:style-name="gr8" draw:text-style-name="P3" draw:layer="layout" svg:width="1.038cm" svg:height="2.794cm" svg:x="11.549cm" svg:y="17.88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23">
          <draw:custom-shape draw:name="Triangle 24" draw:style-name="gr3" draw:text-style-name="P2" draw:layer="layout" svg:width="0.542cm" svg:height="1.454cm" svg:x="6.828cm" svg:y="19.239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25" draw:style-name="gr4" draw:text-style-name="P3" draw:layer="layout" svg:width="0.541cm" svg:height="1.458cm" svg:x="6.279cm" svg:y="19.2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29">
          <draw:custom-shape draw:name="Triangle 30" draw:style-name="gr9" draw:text-style-name="P6" draw:layer="layout" svg:width="0.541cm" svg:height="1.02cm" svg:x="16.109cm" svg:y="19.635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31" draw:style-name="gr10" draw:text-style-name="P7" draw:layer="layout" svg:width="0.541cm" svg:height="1.023cm" svg:x="15.56cm" svg:y="19.663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32">
          <draw:custom-shape draw:name="Triangle 33" draw:style-name="gr11" draw:text-style-name="P4" draw:layer="layout" svg:width="0.542cm" svg:height="2.011cm" svg:x="10.839cm" svg:y="18.63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34" draw:style-name="gr12" draw:text-style-name="P5" draw:layer="layout" svg:width="0.541cm" svg:height="2.017cm" svg:x="10.29cm" svg:y="18.62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frame draw:name="Graphic 38" draw:style-name="gr2" draw:text-style-name="P1" draw:layer="layout" svg:width="0.866cm" svg:height="1.163cm" svg:x="5.792cm" svg:y="16.832cm">
          <draw:image xlink:href="Pictures/100002010000018000000180DD28E6048608035D.png" xlink:type="simple" xlink:show="embed" xlink:actuate="onLoad" loext:mime-type="image/png">
            <text:p/>
          </draw:image>
        </draw:frame>
        <draw:frame draw:name="Graphic 39" draw:style-name="gr2" draw:text-style-name="P1" draw:layer="layout" svg:width="0.866cm" svg:height="1.163cm" svg:x="9.049cm" svg:y="17.999cm">
          <draw:image xlink:href="Pictures/1000020100000180000001805E58351C7FC8F65D.png" xlink:type="simple" xlink:show="embed" xlink:actuate="onLoad" loext:mime-type="image/png">
            <text:p/>
          </draw:image>
        </draw:frame>
        <draw:frame draw:name="Graphic 40" draw:style-name="gr2" draw:text-style-name="P1" draw:layer="layout" svg:width="0.866cm" svg:height="1.163cm" svg:x="12.306cm" svg:y="19.166cm">
          <draw:image xlink:href="Pictures/100002010000018000000180E8536AD6FBD53372.png" xlink:type="simple" xlink:show="embed" xlink:actuate="onLoad" loext:mime-type="image/png">
            <text:p/>
          </draw:image>
        </draw:frame>
        <draw:frame draw:name="Graphic 41" draw:style-name="gr2" draw:text-style-name="P1" draw:layer="layout" svg:width="0.711cm" svg:height="0.954cm" svg:x="13.025cm" svg:y="19.066cm">
          <draw:image xlink:href="Pictures/100002010000018000000180D7DAA0D70F0499D1.png" xlink:type="simple" xlink:show="embed" xlink:actuate="onLoad" loext:mime-type="image/png">
            <text:p/>
          </draw:image>
        </draw:frame>
        <draw:frame draw:name="Graphic 42" draw:style-name="gr2" draw:text-style-name="P1" draw:layer="layout" svg:width="0.711cm" svg:height="0.954cm" svg:x="2.271cm" svg:y="18.272cm">
          <draw:image xlink:href="Pictures/100002010000018000000180E8536AD6FBD53372.png" xlink:type="simple" xlink:show="embed" xlink:actuate="onLoad" loext:mime-type="image/png">
            <text:p/>
          </draw:image>
        </draw:frame>
        <draw:frame draw:name="Graphic 46" draw:style-name="gr2" draw:text-style-name="P1" draw:layer="layout" svg:width="0.711cm" svg:height="0.954cm" svg:x="16.051cm" svg:y="19.228cm">
          <draw:image xlink:href="Pictures/100002010000018000000180DD28E6048608035D.png" xlink:type="simple" xlink:show="embed" xlink:actuate="onLoad" loext:mime-type="image/png">
            <text:p/>
          </draw:image>
        </draw:frame>
        <draw:frame draw:name="Graphic 47" draw:style-name="gr2" draw:text-style-name="P1" draw:layer="layout" svg:width="1.382cm" svg:height="1.856cm" svg:x="12.873cm" svg:y="17.139cm">
          <draw:image xlink:href="Pictures/1000020100000180000001805E58351C7FC8F65D.png" xlink:type="simple" xlink:show="embed" xlink:actuate="onLoad" loext:mime-type="image/png">
            <text:p/>
          </draw:image>
        </draw:frame>
        <draw:g draw:name="Group 59">
          <draw:g draw:name="Group 50">
            <draw:g draw:name="Group 54">
              <draw:custom-shape draw:name="Rectangle 56" draw:style-name="gr13" draw:text-style-name="P8" draw:layer="layout" svg:width="5.78cm" svg:height="7.249cm" svg:x="11.069cm" svg:y="2.506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Pentagon 57" draw:style-name="gr14" draw:text-style-name="P9" draw:layer="layout" svg:width="1.856cm" svg:height="6.084cm" draw:transform="rotate (1.5707963267949) translate (10.917cm 10.1cm)">
                <text:p/>
                <draw:enhanced-geometry draw:mirror-horizontal="false" draw:mirror-vertical="false" svg:viewBox="0 0 0 0" draw:text-areas="0 0 ?f5 ?f8" draw:type="ooxml-homePlate" draw:modifiers="86240" draw:enhanced-path="M 0 0 L ?f4 0 ?f9 ?f7 ?f4 ?f8 0 ?f8 Z N">
                  <draw:equation draw:name="f0" draw:formula="min(logwidth,logheight)"/>
                  <draw:equation draw:name="f1" draw:formula="100000*logwidth/?f0 "/>
                  <draw:equation draw:name="f2" draw:formula="if(0-$0 ,0,if(?f1 -$0 ,$0 ,?f1 ))"/>
                  <draw:equation draw:name="f3" draw:formula="?f0 *?f2 /100000"/>
                  <draw:equation draw:name="f4" draw:formula="logwidth+0-?f3 "/>
                  <draw:equation draw:name="f5" draw:formula="(?f4 +logwidth)/2"/>
                  <draw:equation draw:name="f6" draw:formula="?f4 *1/2"/>
                  <draw:equation draw:name="f7" draw:formula="logheight/2"/>
                  <draw:equation draw:name="f8" draw:formula="logheight"/>
                  <draw:equation draw:name="f9" draw:formula="logwidth"/>
                  <draw:handle draw:handle-range-x-minimum="0" draw:handle-range-x-maximum="?f1" draw:handle-position="?f4 0"/>
                </draw:enhanced-geometry>
              </draw:custom-shape>
            </draw:g>
            <draw:custom-shape draw:name="TextBox 55" draw:style-name="gr15" draw:text-style-name="P11" draw:layer="layout" svg:width="5.72cm" svg:height="3.297cm" svg:x="11.129cm" svg:y="4.781cm">
              <text:p text:style-name="P10"><text:span text:style-name="T1">AWS</text:span><text:span text:style-name="T1"><text:line-break/></text:span><text:span text:style-name="T1">Credi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51">
            <draw:custom-shape draw:name="TextBox 53" draw:style-name="gr16" draw:text-style-name="P12" draw:layer="layout" svg:width="7.338cm" svg:height="1.621cm" svg:x="10.29cm" svg:y="2.395cm">
              <text:p text:style-name="P10"><text:span text:style-name="T2">DATA </text:span><text:span text:style-name="T2"><text:line-break/></text:span><text:span text:style-name="T2">HACKATHON</text:span></text:p>
              <text:p text:style-name="P10"><text:span text:style-name="T2">2022-0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 63">
          <draw:custom-shape draw:name="Triangle 64" draw:style-name="gr17" draw:text-style-name="P13" draw:layer="layout" svg:width="0.542cm" svg:height="2.011cm" svg:x="15.324cm" svg:y="18.64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65" draw:style-name="gr12" draw:text-style-name="P5" draw:layer="layout" svg:width="0.541cm" svg:height="2.017cm" svg:x="14.775cm" svg:y="18.63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66">
          <draw:custom-shape draw:name="Triangle 67" draw:style-name="gr18" draw:text-style-name="P2" draw:layer="layout" svg:width="0.542cm" svg:height="1.02cm" svg:x="11.325cm" svg:y="19.638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68" draw:style-name="gr19" draw:text-style-name="P3" draw:layer="layout" svg:width="0.541cm" svg:height="1.023cm" svg:x="10.776cm" svg:y="19.627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69">
          <draw:custom-shape draw:name="Triangle 70" draw:style-name="gr20" draw:text-style-name="P14" draw:layer="layout" svg:width="0.542cm" svg:height="1.02cm" svg:x="10.352cm" svg:y="19.631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71" draw:style-name="gr10" draw:text-style-name="P7" draw:layer="layout" svg:width="0.541cm" svg:height="1.023cm" svg:x="9.803cm" svg:y="19.659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72">
          <draw:custom-shape draw:name="Triangle 73" draw:style-name="gr21" draw:text-style-name="P2" draw:layer="layout" svg:width="0.542cm" svg:height="2.011cm" svg:x="9.568cm" svg:y="18.683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74" draw:style-name="gr22" draw:text-style-name="P3" draw:layer="layout" svg:width="0.541cm" svg:height="2.017cm" svg:x="9.019cm" svg:y="18.672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g draw:name="Group 75">
          <draw:custom-shape draw:name="Triangle 76" draw:style-name="gr18" draw:text-style-name="P2" draw:layer="layout" svg:width="0.542cm" svg:height="1.02cm" svg:x="5.814cm" svg:y="19.666cm">
            <text:p/>
            <draw:enhanced-geometry draw:mirror-horizontal="fals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  <draw:custom-shape draw:name="Triangle 77" draw:style-name="gr19" draw:text-style-name="P3" draw:layer="layout" svg:width="0.541cm" svg:height="1.023cm" svg:x="5.265cm" svg:y="19.655cm">
            <text:p/>
            <draw:enhanced-geometry draw:mirror-horizontal="true" draw:mirror-vertical="false" svg:viewBox="0 0 0 0" draw:text-areas="?f1 ?f5 ?f4 ?f6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range-x-minimum="0" draw:handle-range-x-maximum="100000" draw:handle-position="?f2 0"/>
            </draw:enhanced-geometry>
          </draw:custom-shape>
        </draw:g>
        <draw:frame draw:name="Graphic 95" draw:style-name="gr2" draw:text-style-name="P1" draw:layer="layout" svg:width="0.414cm" svg:height="0.556cm" svg:x="3.978cm" svg:y="19.418cm">
          <draw:image xlink:href="Pictures/100002010000018000000180D7DAA0D70F0499D1.png" xlink:type="simple" xlink:show="embed" xlink:actuate="onLoad" loext:mime-type="image/png">
            <text:p/>
          </draw:image>
        </draw:frame>
        <draw:frame draw:name="Graphic 96" draw:style-name="gr2" draw:text-style-name="P1" draw:layer="layout" svg:width="0.414cm" svg:height="0.556cm" svg:x="6.899cm" svg:y="19.774cm">
          <draw:image xlink:href="Pictures/1000020100000180000001805E58351C7FC8F65D.png" xlink:type="simple" xlink:show="embed" xlink:actuate="onLoad" loext:mime-type="image/png">
            <text:p/>
          </draw:image>
        </draw:frame>
        <draw:line draw:name="Straight Connector 103" draw:style-name="gr1" draw:text-style-name="P1" draw:layer="layout" svg:x1="17.002cm" svg:y1="19.547cm" svg:x2="26.148cm" svg:y2="19.585cm">
          <text:p/>
        </draw:line>
        <draw:frame draw:name="Picture 81" draw:style-name="gr2" draw:text-style-name="P1" draw:layer="layout" svg:width="3.81cm" svg:height="5cm" svg:x="21.741cm" svg:y="2.598cm">
          <draw:image xlink:href="Pictures/10000201000004A2000005C2DB7D2672F3651131.png" xlink:type="simple" xlink:show="embed" xlink:actuate="onLoad" loext:mime-type="image/png">
            <text:p/>
          </draw:image>
        </draw:frame>
        <draw:custom-shape draw:name="TextBox 1" draw:style-name="gr23" draw:text-style-name="P16" draw:layer="layout" svg:width="5.469cm" svg:height="1.267cm" svg:x="11.235cm" svg:y="9.802cm">
          <text:p text:style-name="P15"><text:span text:style-name="T3">$100 Cred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24" draw:text-style-name="P1" draw:layer="layout" svg:x1="8cm" svg:y1="17.397cm" svg:x2="21.475cm" svg:y2="17.4cm">
          <text:p/>
        </draw:line>
        <draw:frame draw:style-name="gr25" draw:text-style-name="P17" draw:layer="layout" svg:width="23.4cm" svg:height="5.495cm" svg:x="2.314cm" svg:y="11cm">
          <draw:text-box>
            <text:p><text:span text:style-name="T4">PromotionCodes</text:span> applicable to: <text:line-break/><text:span text:style-name="T5">AmazonGlacier, AmazonQuickSight, AWSStorageGateway, AmazonDynamoDB, AmazonDAX, AmazonMQ, AWSCostExplorer, AlexaWebInfoService, AmazonEKS, AmazonKinesisAnalytics, AmazonLex, AmazonDocDB, AmazonEI, CloudHSM, IoTDeviceManagement, AmazonCloudFront, AmazonGuardDuty, AmazonWorkSpaces, AWSElementalMediaTailor, AmazonKinesisVideo, AWSDirectConnect, IoTDeviceDefender, AmazonCognitoSync, AWSEvents, AmazonChimeCallMe, A4B, AWSIoT1Click, AmazonKinesis, AWSCodeDeploy, AWSDirectoryService, AWSElementalMediaLive, AmazonGameOn, AmazonTextract, AmazonAppStream, AmazonSimpleDB, AmazonCognito, AmazonChimeVoiceConnector, AmazonRedshift, AmazonSumerian, AWSDatabaseMigrationSvc, AWSDeviceFarm, AmazonVPC, AWSDataTransfer, AmazonStates, AWSXRay, AmazonInspector, AmazonLightsail, AWSGreengrass, transcribe, AmazonPolly, AWSBudgets, AWSManagedServices, AWSCloudTrail, comprehend, AmazonMacie, SnowballExtraDays, AmazonPinpoint, AWSDataSync, AmazonQLDB, AmazonMSK, AmazonChimeBusinessCalling, AmazonManagedBlockchain, AmazonFSx, AmazonForecast, AlexaTopSites, translate, AWSConfig, AmazonNeptune, AWSBackup, AmazonECR, AWSCodePipeline, AmazonChimeDialin, AmazonECS, AWSFMS, ContactCenterTelecomm, datapipeline, AmazonCloudDirectory, AmazonKinesisFirehose, AmazonCloudSearch, AWSSecretsManager, AWSGlue, AWSSupportDeveloper, AmazonChime, AmazonES, AWSIoTThingsGraph, AWSAmplify, AmazonGameLift, AWSRoboMaker, awskms, AmazonAthena, comprehendmedical, AWSCodeCommit, AWSQueueService, AmazonWorkLink, AmazonCloudWatch, AmazonApiGateway, AWSSupportBusiness, AmazonRoute53, AWSIoT, AmazonWorkMail, AWSShield, AmazonEC2, AmazonS3, AmazonElastiCache, AmazonSWF, AWSMediaConnect, AWSSystemsManager, AmazonML, awswaf, AmazonETS, AWSIoTAnalytics, IngestionServiceSnowball, AmazonRekognition, AWSDeveloperSupport, OpsWorks, AWSLambda, AWSTransfer, mobileanalytics, AWSCloudMap, ElasticMapReduce, AWSElementalMediaStore, AmazonSES, AmazonWorkDocs, AmazonConnect, AWSServiceCatalog, AmazonRDS, AmazonSNS, AmazonSageMaker, AWSElementalMediaConvert, AWSAppSync, CodeBuild, AWSElementalMediaPackage, AWSCertificateManager, AmazonPersonalize, AmazonEFS, AWSGlobalAccelerator</text:span></text:p>
          </draw:text-box>
        </draw:frame>
        <draw:frame draw:style-name="gr26" draw:text-style-name="P18" draw:layer="layout" svg:width="5.071cm" svg:height="5.842cm" draw:transform="skewX (-0.0015707963267949) translate (2.32cm 2.4cm)">
          <draw:image xlink:href="Pictures/1000020100000F76000011DA793478FB96F3B837.png" xlink:type="simple" xlink:show="embed" xlink:actuate="onLoad" loext:mime-type="image/png">
            <text:p/>
          </draw:image>
        </draw:frame>
        <presentation:notes draw:style-name="dp2">
          <draw:page-thumbnail draw:style-name="gr27" draw:layer="layout" svg:width="18.624cm" svg:height="10.476cm" svg:x="1.482cm" svg:y="2.123cm" draw:page-number="1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HGMaruGothicMPRO2" svg:font-family="HGMaruGothicMPRO" style:font-family-generic="modern" style:font-pitch="fixed"/>
    <style:font-face style:name="Calibri" svg:font-family="Calibri" style:font-pitch="variable"/>
    <style:font-face style:name="Liberation Serif" svg:font-family="'Liberation Serif'" style:font-pitch="variable"/>
    <style:font-face style:name="AR PL SungtiL GB1" svg:font-family="'AR PL SungtiL GB'" style:font-family-generic="modern" style:font-pitch="variable"/>
    <style:font-face style:name="HGMaruGothicMPRO1" svg:font-family="HGMaruGothicMPRO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Eurostile" svg:font-family="Eurostile" style:font-family-generic="swiss" style:font-pitch="variable"/>
    <style:font-face style:name="Futura Medium" svg:font-family="'Futura Medium'" style:font-family-generic="swiss" style:font-pitch="variable"/>
    <style:font-face style:name="HGMaruGothicMPRO" svg:font-family="HGMaruGothicMPRO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center" draw:auto-grow-height="false" fo:padding-top="0.125cm" fo:padding-bottom="0.125cm" fo:padding-left="0.25cm" fo:padding-right="0.25cm" fo:wrap-option="wrap" draw:shadow="hidden" draw:shadow-offset-x="0.2cm" draw:shadow-offset-y="0.2cm" draw:shadow-color="#808080" draw:measure-align="inside" draw:measure-vertical-align="center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14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.7999992370605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11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0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05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02cm" fo:margin-bottom="0cm" fo:text-indent="0cm"/>
      <style:text-properties fo:font-size="20.6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.5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Blank" style:page-layout-name="PM1" draw:style-name="Mdp1">
      <draw:frame draw:name="Date Placeholder 1" presentation:style-name="Mpr1" draw:text-style-name="MP6" draw:layer="backgroundobjects" svg:width="5.836cm" svg:height="1.042cm" svg:x="2.783cm" svg:y="19.157cm" presentation:class="date-time" presentation:user-transformed="true">
        <draw:text-box>
          <text:p text:style-name="MP5"><text:span text:style-name="MT2"><text:date style:data-style-name="D1" text:date-value="2022-02-21">22-2-21</text:date></text:span></text:p>
        </draw:text-box>
      </draw:frame>
      <draw:frame draw:name="Footer Placeholder 2" presentation:style-name="Mpr1" draw:text-style-name="MP6" draw:layer="backgroundobjects" svg:width="8.754cm" svg:height="1.042cm" svg:x="9.592cm" svg:y="19.1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5.836cm" svg:height="1.042cm" svg:x="19.319cm" svg:y="19.1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3.345cm" svg:height="3.27cm" svg:x="2.296cm" svg:y="1.781cm" presentation:class="title" presentation:placeholder="true">
        <draw:text-box/>
      </draw:frame>
      <draw:frame presentation:style-name="Blank-outline1" draw:layer="backgroundobjects" svg:width="23.345cm" svg:height="11.361cm" svg:x="2.296cm" svg:y="5.583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Sameer Rathi-MSBA20A</meta:initial-creator>
    <meta:editing-cycles>44</meta:editing-cycles>
    <meta:print-date>2019-09-16T19:30:49</meta:print-date>
    <meta:creation-date>2019-09-16T16:40:44</meta:creation-date>
    <dc:date>2022-02-21T20:51:34.503434693</dc:date>
    <meta:editing-duration>P3DT20M25S</meta:editing-duration>
    <meta:generator>LibreOffice/6.4.7.2$Linux_X86_64 LibreOffice_project/40$Build-2</meta:generator>
    <meta:document-statistic meta:object-count="8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